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2.21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amanho do vetor</text:p>
          </table:table-cell>
          <table:table-cell table:style-name="ce1" office:value-type="string" calcext:value-type="string">
            <text:p>Bubble</text:p>
          </table:table-cell>
          <table:table-cell table:style-name="ce1" office:value-type="string" calcext:value-type="string">
            <text:p>Selection</text:p>
          </table:table-cell>
          <table:table-cell table:style-name="ce1" office:value-type="string" calcext:value-type="string">
            <text:p>Insertion</text:p>
          </table:table-cell>
          <table:table-cell table:style-name="ce1" office:value-type="string" calcext:value-type="string">
            <text:p>Quick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005100</text:p>
          </table:table-cell>
          <table:table-cell table:style-name="ce1" office:value-type="string" calcext:value-type="string">
            <text:p>0.003036</text:p>
          </table:table-cell>
          <table:table-cell table:style-name="ce1" office:value-type="string" calcext:value-type="string">
            <text:p>0.000813</text:p>
          </table:table-cell>
          <table:table-cell table:style-name="ce1" office:value-type="string" calcext:value-type="string">
            <text:p>0.000094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table:style-name="ce1" office:value-type="string" calcext:value-type="string">
            <text:p>0.046108</text:p>
          </table:table-cell>
          <table:table-cell table:style-name="ce1" office:value-type="string" calcext:value-type="string">
            <text:p>0.062061</text:p>
          </table:table-cell>
          <table:table-cell table:style-name="ce1" office:value-type="string" calcext:value-type="string">
            <text:p>0.015920</text:p>
          </table:table-cell>
          <table:table-cell table:style-name="ce1" office:value-type="string" calcext:value-type="string">
            <text:p>0.000593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1" office:value-type="string" calcext:value-type="string">
            <text:p>0.178252</text:p>
          </table:table-cell>
          <table:table-cell table:style-name="ce1" office:value-type="string" calcext:value-type="string">
            <text:p>0.260047</text:p>
          </table:table-cell>
          <table:table-cell table:style-name="ce1" office:value-type="string" calcext:value-type="string">
            <text:p>0.062442</text:p>
          </table:table-cell>
          <table:table-cell table:style-name="ce1" office:value-type="string" calcext:value-type="string">
            <text:p>0.001057</text:p>
          </table:table-cell>
        </table:table-row>
        <table:table-row table:style-name="ro2">
          <table:table-cell office:value-type="float" office:value="50000" calcext:value-type="float">
            <text:p>50000</text:p>
          </table:table-cell>
          <table:table-cell table:style-name="ce1" office:value-type="string" calcext:value-type="string">
            <text:p>6.004059</text:p>
          </table:table-cell>
          <table:table-cell table:style-name="ce1" office:value-type="string" calcext:value-type="string">
            <text:p>6.735410</text:p>
          </table:table-cell>
          <table:table-cell table:style-name="ce1" office:value-type="string" calcext:value-type="string">
            <text:p>1.499312</text:p>
          </table:table-cell>
          <table:table-cell table:style-name="ce1" office:value-type="string" calcext:value-type="string">
            <text:p>0.005607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style-name="ce1" office:value-type="string" calcext:value-type="string">
            <text:p>25.886216</text:p>
          </table:table-cell>
          <table:table-cell table:style-name="ce1" office:value-type="string" calcext:value-type="string">
            <text:p>28.904163</text:p>
          </table:table-cell>
          <table:table-cell table:style-name="ce1" office:value-type="string" calcext:value-type="string">
            <text:p>6.191293</text:p>
          </table:table-cell>
          <table:table-cell table:style-name="ce1" office:value-type="string" calcext:value-type="string">
            <text:p>0.014060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string" calcext:value-type="string">
            <text:p>2746.241453</text:p>
          </table:table-cell>
          <table:table-cell office:value-type="string" calcext:value-type="string">
            <text:p>2713.267668</text:p>
          </table:table-cell>
          <table:table-cell office:value-type="string" calcext:value-type="string">
            <text:p>597.198744</text:p>
          </table:table-cell>
          <table:table-cell office:value-type="string" calcext:value-type="string">
            <text:p>0.147685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Tamanho do vetor</text:p>
          </table:table-cell>
          <table:table-cell table:style-name="ce1" office:value-type="string" calcext:value-type="string">
            <text:p>Bubble</text:p>
          </table:table-cell>
          <table:table-cell table:style-name="ce1" office:value-type="string" calcext:value-type="string">
            <text:p>Selection</text:p>
          </table:table-cell>
          <table:table-cell table:style-name="ce1" office:value-type="string" calcext:value-type="string">
            <text:p>Insertion</text:p>
          </table:table-cell>
          <table:table-cell table:style-name="ce1" office:value-type="string" calcext:value-type="string">
            <text:p>Quick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43134" calcext:value-type="float">
            <text:p>243134</text:p>
          </table:table-cell>
          <table:table-cell office:value-type="float" office:value="499480" calcext:value-type="float">
            <text:p>499480</text:p>
          </table:table-cell>
          <table:table-cell office:value-type="float" office:value="244133" calcext:value-type="float">
            <text:p>244133</text:p>
          </table:table-cell>
          <table:table-cell office:value-type="float" office:value="6162" calcext:value-type="float">
            <text:p>6162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6277107" calcext:value-type="float">
            <text:p>6277107</text:p>
          </table:table-cell>
          <table:table-cell office:value-type="float" office:value="12497495" calcext:value-type="float">
            <text:p>12497495</text:p>
          </table:table-cell>
          <table:table-cell office:value-type="float" office:value="6282106" calcext:value-type="float">
            <text:p>6282106</text:p>
          </table:table-cell>
          <table:table-cell office:value-type="float" office:value="38554" calcext:value-type="float">
            <text:p>38554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24998721" calcext:value-type="float">
            <text:p>24998721</text:p>
          </table:table-cell>
          <table:table-cell office:value-type="float" office:value="49994986" calcext:value-type="float">
            <text:p>49994986</text:p>
          </table:table-cell>
          <table:table-cell office:value-type="float" office:value="25008720" calcext:value-type="float">
            <text:p>25008720</text:p>
          </table:table-cell>
          <table:table-cell office:value-type="float" office:value="83750" calcext:value-type="float">
            <text:p>83750</text:p>
          </table:table-cell>
        </table:table-row>
        <table:table-row table:style-name="ro2">
          <table:table-cell office:value-type="float" office:value="50000" calcext:value-type="float">
            <text:p>50000</text:p>
          </table:table-cell>
          <table:table-cell office:value-type="float" office:value="625663410" calcext:value-type="float">
            <text:p>625663410</text:p>
          </table:table-cell>
          <table:table-cell office:value-type="float" office:value="1249974977" calcext:value-type="float">
            <text:p>1249974977</text:p>
          </table:table-cell>
          <table:table-cell office:value-type="float" office:value="625713409" calcext:value-type="float">
            <text:p>625713409</text:p>
          </table:table-cell>
          <table:table-cell office:value-type="float" office:value="500302" calcext:value-type="float">
            <text:p>500302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2487002854" calcext:value-type="float">
            <text:p>2487002854</text:p>
          </table:table-cell>
          <table:table-cell office:value-type="float" office:value="4999949973" calcext:value-type="float">
            <text:p>4999949973</text:p>
          </table:table-cell>
          <table:table-cell office:value-type="float" office:value="2487167603" calcext:value-type="float">
            <text:p>2487167603</text:p>
          </table:table-cell>
          <table:table-cell office:value-type="float" office:value="1083741" calcext:value-type="float">
            <text:p>1083741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249777039138" calcext:value-type="float">
            <text:p>249777039138</text:p>
          </table:table-cell>
          <table:table-cell office:value-type="float" office:value="499999499972" calcext:value-type="float">
            <text:p>499999499972</text:p>
          </table:table-cell>
          <table:table-cell office:value-type="float" office:value="249813800504" calcext:value-type="float">
            <text:p>249813800504</text:p>
          </table:table-cell>
          <table:table-cell office:value-type="float" office:value="13019989" calcext:value-type="float">
            <text:p>13019989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Default"/>
          <table:table-cell table:number-columns-repeated="4"/>
        </table:table-row>
        <table:table-row table:style-name="ro2">
          <table:table-cell/>
          <table:table-cell table:style-name="ce1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7:07:41.197431707</meta:creation-date>
    <dc:date>2023-10-03T01:42:52.447848516</dc:date>
    <meta:editing-duration>PT23H5M37S</meta:editing-duration>
    <meta:editing-cycles>10</meta:editing-cycles>
    <meta:generator>LibreOffice/7.3.7.2$Linux_X86_64 LibreOffice_project/30$Build-2</meta:generator>
    <meta:document-statistic meta:table-count="1" meta:cell-count="70" meta:object-count="0"/>
  </office:meta>
</office:document-meta>
</file>